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c21" officeooo:paragraph-rsid="000f9c21"/>
    </style:style>
    <style:style style:name="P2" style:family="paragraph" style:parent-style-name="Standard">
      <style:text-properties officeooo:rsid="000f9c21" officeooo:paragraph-rsid="000f9c21"/>
    </style:style>
    <style:style style:name="P3" style:family="paragraph" style:parent-style-name="Standard">
      <style:text-properties officeooo:rsid="000f9c21" officeooo:paragraph-rsid="000fec8d"/>
    </style:style>
    <style:style style:name="P4" style:family="paragraph" style:parent-style-name="Standard">
      <style:text-properties officeooo:rsid="000f9c21" officeooo:paragraph-rsid="0011f3dc"/>
    </style:style>
    <style:style style:name="P5" style:family="paragraph" style:parent-style-name="Standard">
      <style:text-properties fo:language="en" fo:country="GB" officeooo:rsid="000fec8d" officeooo:paragraph-rsid="000fec8d"/>
    </style:style>
    <style:style style:name="P6" style:family="paragraph" style:parent-style-name="Standard">
      <style:paragraph-properties fo:text-align="center" style:justify-single-word="false"/>
      <style:text-properties fo:language="en" fo:country="GB" fo:font-weight="bold" officeooo:rsid="000fec8d" officeooo:paragraph-rsid="000fec8d" style:font-weight-asian="bold" style:font-weight-complex="bold"/>
    </style:style>
    <style:style style:name="P7" style:family="paragraph" style:parent-style-name="Standard">
      <style:text-properties fo:language="el" fo:country="GR" officeooo:rsid="000fec8d" officeooo:paragraph-rsid="000fec8d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1365de" officeooo:paragraph-rsid="001365d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1365de" officeooo:paragraph-rsid="001506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1385e0" officeooo:paragraph-rsid="001385e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1385e0" officeooo:paragraph-rsid="001499f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1499f9" officeooo:paragraph-rsid="001499f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fo:font-weight="normal" officeooo:rsid="001506c5" officeooo:paragraph-rsid="001506c5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fec8d"/>
    </style:style>
    <style:style style:name="T3" style:family="text">
      <style:text-properties fo:language="en" fo:country="GB" officeooo:rsid="001385e0"/>
    </style:style>
    <style:style style:name="T4" style:family="text">
      <style:text-properties fo:language="en" fo:country="GB" officeooo:rsid="001679ab"/>
    </style:style>
    <style:style style:name="T5" style:family="text">
      <style:text-properties officeooo:rsid="000fec8d"/>
    </style:style>
    <style:style style:name="T6" style:family="text">
      <style:text-properties fo:language="el" fo:country="GR" officeooo:rsid="000fec8d"/>
    </style:style>
    <style:style style:name="T7" style:family="text">
      <style:text-properties officeooo:rsid="00111791"/>
    </style:style>
    <style:style style:name="T8" style:family="text">
      <style:text-properties officeooo:rsid="0011f3dc"/>
    </style:style>
    <style:style style:name="T9" style:family="text">
      <style:text-properties fo:font-weight="bold" officeooo:rsid="0011f3d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f3dc" style:font-weight-asian="normal" style:font-weight-complex="normal"/>
    </style:style>
    <style:style style:name="T12" style:family="text">
      <style:text-properties fo:font-weight="normal" officeooo:rsid="001365de" style:font-weight-asian="normal" style:font-weight-complex="normal"/>
    </style:style>
    <style:style style:name="T13" style:family="text">
      <style:text-properties officeooo:rsid="001385e0"/>
    </style:style>
    <style:style style:name="T14" style:family="text">
      <style:text-properties officeooo:rsid="001499f9"/>
    </style:style>
    <style:style style:name="T15" style:family="text">
      <style:text-properties officeooo:rsid="001506c5"/>
    </style:style>
    <style:style style:name="T16" style:family="text">
      <style:text-properties officeooo:rsid="00167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υτό το αρχείο περιγράφει την συμπεριφορά των σελίδων καθώς και τα στοιχεία χρήσης του συστήματος, όπως έχει οραματιστεί η ομάδα</text:p>
      <text:p text:style-name="P5"/>
      <text:p text:style-name="P6">WEBSERVICE PAGES</text:p>
      <text:p text:style-name="P1"/>
      <text:p text:style-name="P1"/>
      <text:p text:style-name="P1">ΣΥΜΠΕΡΙΦΟΡΑ ΣΥΣΤΗΜΑΤΟΣ</text:p>
      <text:p text:style-name="P1"/>
      <text:p text:style-name="P1">LOGIN:Γίνεται μέσω ενός μοναδικού κωδικού για κάθε χρήστη, ο οποίος ορίζεται <text:span text:style-name="T5">από</text:span> την υπηρεσία που <text:span text:style-name="T5">του</text:span> δίνει πρόσβαση.</text:p>
      <text:p text:style-name="P1"/>
      <text:p text:style-name="P1">Θεωρώντας <text:span text:style-name="T5">ότι</text:span> η λίστα προϊόντων καθώς και τα προσωπικά στοιχεία του χρήστη είναι ήδη καταχωρημένα<text:span text:style-name="T5">(από την αίτηση του για την υπηρεσία),όταν ο χρήστης </text:span><text:span text:style-name="T6">κάνει </text:span><text:span text:style-name="T2">login </text:span><text:span text:style-name="T6">στην υπηρεσία ,τα στοιχεία του είναι ήδη διαθέσιμα.</text:span></text:p>
      <text:p text:style-name="P1"/>
      <text:p text:style-name="P1">LANDING PAGE: Η σελίδα αυτή επιτρέπει στο χρήστη την πλοήγηση του στην υπηρεσία,η οποία ορίζεται σε τρία στάδια</text:p>
      <text:p text:style-name="P1">Α. Διαμόρφωση πάγκου: Ο χρήστης μπορεί να <text:s/><text:span text:style-name="T8">μορφοποιήσει</text:span> τον πάγκο του ανάλογα με τις ανάγκες του . Κάθε χρήστης έχει όριο στους τρεις καμβάδες , είτε αυτοί είναι με διάτρητες μονάδες είτε με βασικές <text:span text:style-name="T5">(κάθε καμβάς προσφέρεται για την μορφοποίηση μίας μονάδας)</text:span></text:p>
      <text:p text:style-name="P1"/>
      <text:p text:style-name="P1">Ο χρήστης μπορεί να προσθέσει καμβάδες μέσω του πλήκτρου +. Σε κάθε καμβά <text:span text:style-name="T5">ανάλογα</text:span> με το είδος του χρήστης μπορεί να επιλέξει :</text:p>
      <text:p text:style-name="P3"><text:tab/>Για το σύστημα ραφιών :</text:p>
      <text:p text:style-name="P3"><text:tab/><text:tab/><text:tab/>-χρώμα υφάσματος και υλικό ,</text:p>
      <text:p text:style-name="P3"><text:tab/><text:tab/><text:tab/>-λοιπά εξαρτήματα (πινακίδα, καλάθια)</text:p>
      <text:p text:style-name="P1"><text:tab/>Για το διάτρητο σύστημα: (κρεμάστρες, ράφια)</text:p>
      <text:p text:style-name="P1"/>
      <text:p text:style-name="P1"/>
      <text:p text:style-name="P1">Εφόσον έχει εισέλθει σε <text:span text:style-name="T8">ένα καμβά ή μία επιλογή , οι </text:span>υπόλοιπες εμφανίζονται <text:span text:style-name="T7">σε χαμηλότερη</text:span> ορατότητα (opacity) , <text:span text:style-name="T7">σε δεύτερο πλάνο</text:span>. Τα επιλεγμένα αντικείμενα σηματοδοτούνται από ένα κίτρινο σημάδι στην άκρη της επιλογής</text:p>
      <text:p text:style-name="P1"/>
      <text:p text:style-name="P1">Τα στοιχεία διαμόρφωσης πηγαίνουν στην υπηρεσ<text:span text:style-name="T8">ία ό</text:span>που <text:span text:style-name="T8">συναρμολογούνται</text:span> οι πάγκοι.</text:p>
      <text:p text:style-name="P1"/>
      <text:p text:style-name="P1">Β. Καταχώρηση Κράτησης</text:p>
      <text:p text:style-name="P1">Ανάλογα με το <text:span text:style-name="T8">Δ</text:span>ήμο στον οποίο κατοικεί ο χρήστης μπορεί να επιλέξει μεταξύ των διαθέσιμων θέσεων για συγκεκριμένη ημερομηνία και ώρα. Όταν <text:span text:style-name="T8">κατοχυρωθεί</text:span> επιλογή <text:span text:style-name="T8">για ένα στοιχείο κράτησης, στα υπόλοιπα στοιχέια </text:span>εμφανίζονται οι διαθέσιμες επιλογές , <text:span text:style-name="T8">εφοσον υπάρχουν </text:span>(<text:span text:style-name="T8">π.χ. Ω</text:span>ράρια και ημερομηνίες για τα οποία είναι διαθέσιμες οι αναφερόμενες θέσεις <text:span text:style-name="T8">ή</text:span> θέσεις που είναι διαθέσιμες στις αναφερόμενες ώρες.)</text:p>
      <text:p text:style-name="P1"/>
      <text:p text:style-name="P4">Εφόσον γίνει η κράτηση , ο δήμος <text:span text:style-name="T8">λαμβάνει το αίτημα και</text:span> αναλαμβάνει την εγκατάσταση των πάγκων στην <text:span text:style-name="T8">επιλεγμένη </text:span>θέση. <text:span text:style-name="T8">Η εγκατάσταση των πάγκων μπορεί να γίνεται σε ωριαία, ημερίσια η εβδομαδιαία βάση ανάλογα με τις δυνατότητες του εκάστοτε Δήμου.</text:span></text:p>
      <text:p text:style-name="P4"/>
      <text:p text:style-name="P4"/>
      <text:p text:style-name="P1">Γ. Στατιστικά στοιχεία</text:p>
      <text:p text:style-name="P4">Ο χρήστης μέσω του webservice <text:s/>έχει πρόσβαση στα στατιστικά στοιχεία που αφορούν την απόδοση του. <text:span text:style-name="T8">Πιο συγκεκριμένα</text:span> ο χρήστης <text:s/><text:span text:style-name="T8">οφείλει να καταγράφει τα ποσά που εισπράττει από την </text:span><text:soft-page-break/><text:span text:style-name="T8">πώληση των αντικειμένων </text:span><text:span text:style-name="T9">. Α</text:span><text:span text:style-name="T10">υτό συμβαίνει γιατί κατά την προτεινόμενη χρήση του συστήματος </text:span><text:span text:style-name="T11">υπάρχει μια συμβολική τιμαλφή που επιστρέφεται στο δήμο για την </text:span><text:span text:style-name="T12">υποστήριξη</text:span><text:span text:style-name="T11"> της υπηρεσίας </text:span><text:span text:style-name="T12">αλλά</text:span><text:span text:style-name="T11"> και για την επιβράβευση με επιπλέον </text:span><text:span text:style-name="T12">ενίσχυση</text:span><text:span text:style-name="T11"> </text:span><text:span text:style-name="T12">ενός</text:span><text:span text:style-name="T11"> χρήστη με </text:span><text:span text:style-name="T12">προϊόντα</text:span><text:span text:style-name="T11"> μεγάλης εμπορικής αξίας, </text:span><text:span text:style-name="T12">όπως ορίζεται από τα στατιστικά τους</text:span></text:p>
      <text:p text:style-name="P1"/>
      <text:p text:style-name="P6">CASHIER REGISTRY PAGES</text:p>
      <text:p text:style-name="P6"/>
      <text:p text:style-name="P8">Για την <text:span text:style-name="T13">χρήση του συστήματος έχει διαμορφωθεί και μία </text:span><text:span text:style-name="T3">low-cost </text:span><text:span text:style-name="T13">ταμειακή μηχανή , με δύο λειτουργίες</text:span></text:p>
      <text:p text:style-name="P8"/>
      <text:p text:style-name="P8">-<text:span text:style-name="T13">Ταμείο</text:span></text:p>
      <text:p text:style-name="P11">Η χρήση του ταμείου <text:span text:style-name="T14">εξυπηρετεί την καταγραφή δεδομένων για τη στατιστική ανάλυση. Ο χρήστης επιλέγει από την <text:s/>λίστα τα αντικείμενα προς πώληση και μέσω του πληκτρολογίου σημειώνει την τιμή στην οποία τα πούλησε.</text:span></text:p>
      <text:p text:style-name="P12">Τα αντικείμενα που έχουν ήδη πουληθεί καταγράφονται με αχνό πορτοκαλί, και η τρέχουσα επιλογή με σκούρο πορτοκαλί</text:p>
      <text:p text:style-name="P10"/>
      <text:p text:style-name="P10"/>
      <text:p text:style-name="P10">-<text:span text:style-name="T15">Καλάθι</text:span></text:p>
      <text:p text:style-name="P13">Στο καλάθι ο χρήστης μπορεί να έχει βραχυπρόθεσμη ενημέρωση για την πρόοδό του.</text:p>
      <text:p text:style-name="P13">Πιο συγκεκριμένα μπορεί να δει τα χρήματα που έχει λάβει συνολικά για την μέρα καθώς και κάποια στατιστικά στοιχεία ανά ώρα. </text:p>
      <text:p text:style-name="P13">Αυτό συμβαίνει γιατί η ταμιακή δεν επικοινωνεί άμεσα με το <text:span text:style-name="T1">web service <text:s/></text:span>αλλά υπάρχει μια ετεροχρονισμένη ενημέρωση στοιχείων όταν καταχωρηθούν τα δεδομένα που βρίσκονται αποθηκευμένα στην <text:span text:style-name="T1">sd card </text:span>της ταμειακής <text:span text:style-name="T16">με το σύστημα </text:span><text:span text:style-name="T4">(sync). </text:span><text:span text:style-name="T16">Με αυτό τον τρόπο όμως επιτρέπεται στον χρήστη να έχει και πιο άμεση εικόνα των κερδών του</text:span></text:p>
      <text:p text:style-name="P9"/>
      <text:p text:style-name="P13">Η γενική πλοήγηση πραγματοποιείται με της επιλογές τύπου <text:span text:style-name="T1">joystick </text:span><text:span text:style-name="T4">ενώ</text:span> υπάρχουν και δύο κουμπιά επιβεβαίωσης και <text:span text:style-name="T16">ακύρωσης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9:10:03.884000000</meta:creation-date>
    <dc:date>2015-10-28T23:30:58.350000000</dc:date>
    <meta:editing-duration>PT43M44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29" meta:word-count="572" meta:character-count="3713" meta:non-whitespace-character-count="3156"/>
  </office:meta>
</office:document-meta>
</file>